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6.711cm" fo:margin-left="-0.199cm" table:align="left" style:writing-mode="lr-tb"/>
    </style:style>
    <style:style style:name="Таблица4.A" style:family="table-column">
      <style:table-column-properties style:column-width="7.699cm"/>
    </style:style>
    <style:style style:name="Таблица4.B" style:family="table-column">
      <style:table-column-properties style:column-width="9.01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2" style:family="table-row">
      <style:table-row-properties style:min-row-height="0.478cm"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8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9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4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6.711cm" fo:margin-left="-0.199cm" table:align="left" style:writing-mode="lr-tb"/>
    </style:style>
    <style:style style:name="Таблица1.A" style:family="table-column">
      <style:table-column-properties style:column-width="7.699cm"/>
    </style:style>
    <style:style style:name="Таблица1.B" style:family="table-column">
      <style:table-column-properties style:column-width="9.0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478cm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able">
      <style:text-properties style:font-name="Times New Roman" fo:font-weight="bold" officeooo:rsid="001a5f71" officeooo:paragraph-rsid="001a5f71" style:font-weight-asian="bold" style:font-name-complex="Times New Roman"/>
    </style:style>
    <style:style style:name="P2" style:family="paragraph" style:parent-style-name="Table">
      <style:text-properties style:font-name="Times New Roman" fo:font-weight="bold" officeooo:rsid="001a5f71" officeooo:paragraph-rsid="001b2e44" style:font-weight-asian="bold" style:font-name-complex="Times New Roman"/>
    </style:style>
    <style:style style:name="P3" style:family="paragraph" style:parent-style-name="Table">
      <style:text-properties style:font-name="Times New Roman" officeooo:rsid="001a5f71" officeooo:paragraph-rsid="001a5f71" style:font-name-complex="Times New Roman"/>
    </style:style>
    <style:style style:name="P4" style:family="paragraph" style:parent-style-name="Table">
      <style:paragraph-properties style:snap-to-layout-grid="false"/>
      <style:text-properties style:font-name="Times New Roman" officeooo:rsid="001a5f71" officeooo:paragraph-rsid="001a5f71" style:font-name-complex="Times New Roman"/>
    </style:style>
    <style:style style:name="P5" style:family="paragraph" style:parent-style-name="Table">
      <style:text-properties style:font-name="Times New Roman" officeooo:rsid="001a5f71" officeooo:paragraph-rsid="001b2e44" style:font-name-complex="Times New Roman"/>
    </style:style>
    <style:style style:name="P6" style:family="paragraph" style:parent-style-name="Table">
      <style:text-properties style:font-name="Times New Roman" officeooo:rsid="001a5f71" officeooo:paragraph-rsid="001d2ca8" style:font-name-complex="Times New Roman"/>
    </style:style>
    <style:style style:name="P7" style:family="paragraph" style:parent-style-name="Table">
      <style:text-properties style:font-name="Times New Roman" officeooo:rsid="001b2e44" officeooo:paragraph-rsid="001b2e44" style:font-name-complex="Times New Roman"/>
    </style:style>
    <style:style style:name="P8" style:family="paragraph" style:parent-style-name="Table">
      <style:paragraph-properties style:snap-to-layout-grid="false"/>
      <style:text-properties style:font-name="Times New Roman" officeooo:rsid="001b2e44" officeooo:paragraph-rsid="001b2e44" style:font-name-complex="Times New Roman"/>
    </style:style>
    <style:style style:name="P9" style:family="paragraph" style:parent-style-name="Table">
      <style:paragraph-properties style:snap-to-layout-grid="false"/>
      <style:text-properties style:font-name="Times New Roman" officeooo:rsid="001d2ca8" officeooo:paragraph-rsid="001d2ca8" style:font-name-complex="Times New Roman"/>
    </style:style>
    <style:style style:name="P10" style:family="paragraph" style:parent-style-name="Table">
      <style:paragraph-properties fo:margin-left="0cm" fo:margin-right="0cm" fo:text-indent="0cm" style:auto-text-indent="false"/>
      <style:text-properties style:font-name="Times New Roman" officeooo:rsid="001a5f71" officeooo:paragraph-rsid="001a5f71" style:font-name-complex="Times New Roman"/>
    </style:style>
    <style:style style:name="P11" style:family="paragraph" style:parent-style-name="Table">
      <style:paragraph-properties fo:margin-left="0cm" fo:margin-right="0cm" fo:text-indent="0cm" style:auto-text-indent="false"/>
      <style:text-properties style:font-name="Times New Roman" officeooo:rsid="001a5f71" officeooo:paragraph-rsid="001d2ca8" style:font-name-complex="Times New Roman"/>
    </style:style>
    <style:style style:name="P12" style:family="paragraph" style:parent-style-name="Table">
      <style:paragraph-properties fo:margin-left="0cm" fo:margin-right="0cm" fo:text-indent="0cm" style:auto-text-indent="false"/>
      <style:text-properties style:font-name="Times New Roman" officeooo:rsid="001d2ca8" officeooo:paragraph-rsid="001d2ca8" style:font-name-complex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1a5f71" officeooo:paragraph-rsid="001a5f71" style:font-weight-asian="normal" style:font-weight-complex="normal"/>
    </style:style>
    <style:style style:name="P14" style:family="paragraph" style:parent-style-name="Название_20_объекта">
      <style:text-properties officeooo:paragraph-rsid="001a5f71"/>
    </style:style>
    <style:style style:name="P15" style:family="paragraph" style:parent-style-name="Название_20_объекта">
      <style:text-properties officeooo:paragraph-rsid="001b2e44"/>
    </style:style>
    <style:style style:name="P16" style:family="paragraph" style:parent-style-name="Standard">
      <style:text-properties fo:font-weight="bold" officeooo:rsid="00124244" officeooo:paragraph-rsid="00124244" style:font-weight-asian="bold" style:font-weight-complex="bold"/>
    </style:style>
    <style:style style:name="P17" style:family="paragraph" style:parent-style-name="Standard">
      <style:text-properties fo:font-weight="bold" officeooo:rsid="00124244" officeooo:paragraph-rsid="001b2e44" style:font-weight-asian="bold" style:font-weight-complex="bold"/>
    </style:style>
    <style:style style:name="P18" style:family="paragraph" style:parent-style-name="Standard">
      <style:text-properties fo:font-weight="bold" officeooo:rsid="00139a87" officeooo:paragraph-rsid="00139a87" style:font-weight-asian="bold" style:font-weight-complex="bold"/>
    </style:style>
    <style:style style:name="P19" style:family="paragraph" style:parent-style-name="Standard">
      <style:text-properties fo:font-weight="bold" officeooo:rsid="00139a87" officeooo:paragraph-rsid="001b2e44" style:font-weight-asian="bold" style:font-weight-complex="bold"/>
    </style:style>
    <style:style style:name="P20" style:family="paragraph" style:parent-style-name="Standard">
      <style:text-properties fo:font-weight="bold" officeooo:rsid="00192528" officeooo:paragraph-rsid="00192528" style:font-weight-asian="bold" style:font-weight-complex="bold"/>
    </style:style>
    <style:style style:name="P21" style:family="paragraph" style:parent-style-name="Standard">
      <style:text-properties fo:font-weight="normal" officeooo:rsid="00146ea1" officeooo:paragraph-rsid="0015608c" style:font-weight-asian="normal" style:font-weight-complex="normal"/>
    </style:style>
    <style:style style:name="P22" style:family="paragraph" style:parent-style-name="Standard">
      <style:text-properties fo:font-weight="normal" officeooo:rsid="00192528" officeooo:paragraph-rsid="00192528" style:font-weight-asian="normal" style:font-weight-complex="normal"/>
    </style:style>
    <style:style style:name="P23" style:family="paragraph" style:parent-style-name="Standard">
      <style:text-properties fo:font-weight="normal" officeooo:rsid="001b2e44" officeooo:paragraph-rsid="001b2e44" style:font-weight-asian="normal" style:font-weight-complex="normal"/>
    </style:style>
    <style:style style:name="P24" style:family="paragraph" style:parent-style-name="Standard">
      <style:text-properties officeooo:paragraph-rsid="00124244"/>
    </style:style>
    <style:style style:name="P25" style:family="paragraph" style:parent-style-name="Standard">
      <style:text-properties officeooo:paragraph-rsid="00139a87"/>
    </style:style>
    <style:style style:name="P26" style:family="paragraph" style:parent-style-name="Standard">
      <style:text-properties officeooo:rsid="00139a87" officeooo:paragraph-rsid="00139a87"/>
    </style:style>
    <style:style style:name="P27" style:family="paragraph" style:parent-style-name="Standard">
      <style:text-properties officeooo:paragraph-rsid="0016c984"/>
    </style:style>
    <style:style style:name="P28" style:family="paragraph" style:parent-style-name="Standard">
      <style:text-properties officeooo:paragraph-rsid="001708e4"/>
    </style:style>
    <style:style style:name="P29" style:family="paragraph" style:parent-style-name="Standard">
      <style:text-properties officeooo:paragraph-rsid="001a5f71"/>
    </style:style>
    <style:style style:name="P30" style:family="paragraph" style:parent-style-name="Standard">
      <style:text-properties fo:font-style="italic" fo:font-weight="normal" officeooo:rsid="001d2ca8" officeooo:paragraph-rsid="001d2ca8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1d2ca8" officeooo:paragraph-rsid="001e0a56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e5871" officeooo:paragraph-rsid="001e587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normal" fo:font-weight="normal" officeooo:rsid="001e5871" officeooo:paragraph-rsid="001e587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Times New Roman" style:font-name-complex="Times New Roman"/>
    </style:style>
    <style:style style:name="P35" style:family="paragraph" style:parent-style-name="Text_20_body">
      <style:text-properties officeooo:paragraph-rsid="00182e3a"/>
    </style:style>
    <style:style style:name="P36" style:family="paragraph" style:parent-style-name="Text_20_body">
      <style:text-properties officeooo:rsid="00182e3a" officeooo:paragraph-rsid="00182e3a"/>
    </style:style>
    <style:style style:name="P37" style:family="paragraph" style:parent-style-name="Text_20_body">
      <style:text-properties officeooo:rsid="001d2ca8" officeooo:paragraph-rsid="001d2ca8"/>
    </style:style>
    <style:style style:name="P38" style:family="paragraph" style:parent-style-name="Preformatted_20_Text">
      <style:text-properties fo:color="#1f1c1b" fo:font-weight="normal" officeooo:rsid="00192528" officeooo:paragraph-rsid="00192528" style:font-weight-asian="normal" style:font-weight-complex="normal"/>
    </style:style>
    <style:style style:name="P39" style:family="paragraph" style:parent-style-name="Preformatted_20_Text">
      <style:text-properties fo:color="#1f1c1b" fo:font-weight="normal" officeooo:rsid="00192528" officeooo:paragraph-rsid="00203e80" style:font-weight-asian="normal" style:font-weight-complex="normal"/>
    </style:style>
    <style:style style:name="P40" style:family="paragraph" style:parent-style-name="Preformatted_20_Text">
      <style:text-properties fo:color="#1f1c1b" fo:font-style="normal" fo:font-weight="normal" officeooo:rsid="001e5871" officeooo:paragraph-rsid="001e5871" style:font-style-asian="normal" style:font-weight-asian="normal" style:font-style-complex="normal" style:font-weight-complex="normal"/>
    </style:style>
    <style:style style:name="P41" style:family="paragraph" style:parent-style-name="Preformatted_20_Text">
      <style:text-properties fo:color="#1f1c1b" officeooo:paragraph-rsid="00146ea1"/>
    </style:style>
    <style:style style:name="P4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1f1c1b"/>
    </style:style>
    <style:style style:name="P4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1f1c1b" officeooo:paragraph-rsid="00203e80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1f1c1b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1f1c1b" fo:font-style="italic" fo:font-weight="normal" officeooo:rsid="001d2ca8" officeooo:paragraph-rsid="001e0a56" style:font-style-asian="italic" style:font-weight-asian="normal" style:font-style-complex="italic" style:font-weight-complex="normal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1f1c1b" officeooo:paragraph-rsid="00203e80"/>
    </style:style>
    <style:style style:name="P47" style:family="paragraph" style:parent-style-name="Standard" style:list-style-name="WW8Num8"/>
    <style:style style:name="P48" style:family="paragraph" style:parent-style-name="Standard" style:list-style-name="WW8Num8">
      <style:text-properties officeooo:paragraph-rsid="001188b1"/>
    </style:style>
    <style:style style:name="P49" style:family="paragraph" style:parent-style-name="Standard" style:list-style-name="WW8Num8">
      <style:text-properties style:font-name="Times New Roman" officeooo:rsid="001188b1" officeooo:paragraph-rsid="001188b1" style:font-name-complex="Times New Roman"/>
    </style:style>
    <style:style style:name="P50" style:family="paragraph" style:parent-style-name="Standard" style:list-style-name="WW8Num8">
      <style:text-properties officeooo:rsid="001188b1" officeooo:paragraph-rsid="001188b1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1f1c1b" fo:font-weight="bold"/>
    </style:style>
    <style:style style:name="P5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1f1c1b" fo:font-weight="bold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188b1" style:font-name-complex="Times New Roman"/>
    </style:style>
    <style:style style:name="T3" style:family="text">
      <style:text-properties style:font-name="Times New Roman" officeooo:rsid="0021619a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officeooo:rsid="001188b1" style:font-name-complex="Times New Roman"/>
    </style:style>
    <style:style style:name="T6" style:family="text">
      <style:text-properties style:font-name="Times New Roman" fo:language="en" fo:country="US" officeooo:rsid="0021619a" style:font-name-complex="Times New Roman"/>
    </style:style>
    <style:style style:name="T7" style:family="text">
      <style:text-properties style:font-name="Times New Roman" style:language-asian="ru" style:country-asian="RU" style:font-name-complex="Times New Roman"/>
    </style:style>
    <style:style style:name="T8" style:family="text">
      <style:text-properties style:font-name="Times New Roman" officeooo:rsid="001725c5" style:language-asian="ru" style:country-asian="RU" style:font-name-complex="Times New Roman"/>
    </style:style>
    <style:style style:name="T9" style:family="text">
      <style:text-properties style:font-name="Times New Roman" fo:font-weight="normal" officeooo:rsid="001a5f71" style:language-asian="ru" style:country-asian="RU" style:font-weight-asian="normal" style:font-name-complex="Times New Roman" style:font-weight-complex="normal"/>
    </style:style>
    <style:style style:name="T10" style:family="text">
      <style:text-properties style:font-name="Times New Roman" fo:font-weight="normal" officeooo:rsid="001b2e44" style:language-asian="ru" style:country-asian="RU" style:font-weight-asian="normal" style:font-name-complex="Times New Roman" style:font-weight-complex="normal"/>
    </style:style>
    <style:style style:name="T11" style:family="text">
      <style:text-properties officeooo:rsid="00124244"/>
    </style:style>
    <style:style style:name="T12" style:family="text">
      <style:text-properties officeooo:rsid="00139a87"/>
    </style:style>
    <style:style style:name="T13" style:family="text">
      <style:text-properties fo:font-weight="normal" officeooo:rsid="00124244" style:font-weight-asian="normal" style:font-weight-complex="normal"/>
    </style:style>
    <style:style style:name="T14" style:family="text">
      <style:text-properties fo:font-weight="normal" officeooo:rsid="00139a87" style:font-weight-asian="normal" style:font-weight-complex="normal"/>
    </style:style>
    <style:style style:name="T15" style:family="text">
      <style:text-properties fo:font-weight="normal" officeooo:rsid="00192528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39a87" style:font-style-asian="italic" style:font-style-complex="italic"/>
    </style:style>
    <style:style style:name="T18" style:family="text">
      <style:text-properties fo:font-style="italic" officeooo:rsid="001a5f71" style:font-style-asian="italic" style:font-style-complex="italic"/>
    </style:style>
    <style:style style:name="T19" style:family="text">
      <style:text-properties officeooo:rsid="00146ea1"/>
    </style:style>
    <style:style style:name="T20" style:family="text">
      <style:text-properties officeooo:rsid="0015608c"/>
    </style:style>
    <style:style style:name="T21" style:family="text">
      <style:text-properties officeooo:rsid="0016c984"/>
    </style:style>
    <style:style style:name="T22" style:family="text">
      <style:text-properties officeooo:rsid="001708e4"/>
    </style:style>
    <style:style style:name="T23" style:family="text">
      <style:text-properties officeooo:rsid="00182e3a"/>
    </style:style>
    <style:style style:name="T24" style:family="text">
      <style:text-properties officeooo:rsid="001a5f71"/>
    </style:style>
    <style:style style:name="T25" style:family="text">
      <style:text-properties officeooo:rsid="001b2e44"/>
    </style:style>
    <style:style style:name="T26" style:family="text">
      <style:text-properties fo:font-weight="bold"/>
    </style:style>
    <style:style style:name="T27" style:family="text">
      <style:text-properties officeooo:rsid="001d2ca8"/>
    </style:style>
    <style:style style:name="T28" style:family="text">
      <style:text-properties fo:color="#000080" fo:font-weight="bold"/>
    </style:style>
    <style:style style:name="T29" style:family="text">
      <style:text-properties fo:color="#006e28"/>
    </style:style>
    <style:style style:name="T30" style:family="text">
      <style:text-properties fo:color="#800000"/>
    </style:style>
    <style:style style:name="T31" style:family="text">
      <style:text-properties fo:color="#008080"/>
    </style:style>
    <style:style style:name="T32" style:family="text">
      <style:text-properties fo:color="#008080" fo:font-style="italic"/>
    </style:style>
    <style:style style:name="T33" style:family="text">
      <style:text-properties fo:color="#008080" fo:font-weight="bold"/>
    </style:style>
    <style:style style:name="T34" style:family="text">
      <style:text-properties officeooo:rsid="001e0a56"/>
    </style:style>
    <style:style style:name="T35" style:family="text">
      <style:text-properties fo:color="#b08000"/>
    </style:style>
    <style:style style:name="T36" style:family="text">
      <style:text-properties officeooo:rsid="001e5871"/>
    </style:style>
    <style:style style:name="T37" style:family="text">
      <style:text-properties officeooo:rsid="00203e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писание <text:span text:style-name="T19">процедуры формирования страниц ресурса</text:span></text:p>
      <text:p text:style-name="P21">При обработке HTTP-запроса от пользователя на сервере формируется XML-документ, содержащий параметры запроса, данные текущего пользователя и конфигурацию ресурса. Например для запроса <text:span text:style-name="T20">http://localhost/?debug&amp;p=list&amp;filter[id][]=1&amp;filter[id][]=2&amp;filter[name][]=abc</text:span> <text:span text:style-name="T20">от пользователя с именем root</text:span> будет сформирован следующий XML:</text:p>
      <text:p text:style-name="P41"><text:span text:style-name="T26">&lt;?xml</text:span> version="1.0" encoding="UTF-8"<text:span text:style-name="T26">?&gt;</text:span></text:p>
      <text:p text:style-name="P51">&lt;page&gt;</text:p>
      <text:p text:style-name="P44"><text:s text:c="3"/><text:span text:style-name="T26">&lt;base_url&gt;</text:span>http://localhost:80//<text:span text:style-name="T26">&lt;/base_url&gt;</text:span></text:p>
      <text:p text:style-name="P44"><text:s text:c="3"/><text:span text:style-name="T26">&lt;logout_url&gt;</text:span>http://logout@localhost:80//<text:span text:style-name="T26">&lt;/logout_url&gt;</text:span></text:p>
      <text:p text:style-name="P44"><text:s text:c="3"/><text:span text:style-name="T26">&lt;request_url&gt;</text:span>debug<text:span text:style-name="T35">&amp;amp;</text:span>p=list<text:span text:style-name="T35">&amp;amp;</text:span>filter[id][]=1<text:span text:style-name="T35">&amp;amp;</text:span>filter[id][]=2<text:span text:style-name="T35">&amp;amp;</text:span>filter[name][]=abc<text:span text:style-name="T26">&lt;/request_url&gt;</text:span></text:p>
      <text:p text:style-name="P44"><text:s text:c="3"/><text:span text:style-name="T26">&lt;request&gt;</text:span></text:p>
      <text:p text:style-name="P44"><text:s text:c="6"/><text:span text:style-name="T26">&lt;debug</text:span> <text:span text:style-name="T26">/&gt;</text:span></text:p>
      <text:p text:style-name="P44"><text:s text:c="6"/><text:span text:style-name="T26">&lt;p&gt;</text:span>list<text:span text:style-name="T26">&lt;/p&gt;</text:span></text:p>
      <text:p text:style-name="P44"><text:s text:c="6"/><text:span text:style-name="T26">&lt;filter&gt;</text:span></text:p>
      <text:p text:style-name="P44"><text:s text:c="9"/><text:span text:style-name="T26">&lt;id&gt;</text:span></text:p>
      <text:p text:style-name="P44"><text:s text:c="12"/><text:span text:style-name="T26">&lt;key&gt;</text:span>1<text:span text:style-name="T26">&lt;/key&gt;</text:span></text:p>
      <text:p text:style-name="P44"><text:s text:c="12"/><text:span text:style-name="T26">&lt;key&gt;</text:span>2<text:span text:style-name="T26">&lt;/key&gt;</text:span></text:p>
      <text:p text:style-name="P44"><text:s text:c="9"/><text:span text:style-name="T26">&lt;/id&gt;</text:span></text:p>
      <text:p text:style-name="P44"><text:s text:c="9"/><text:span text:style-name="T26">&lt;name&gt;</text:span></text:p>
      <text:p text:style-name="P44"><text:s text:c="12"/><text:span text:style-name="T26">&lt;key&gt;</text:span>abc<text:span text:style-name="T26">&lt;/key&gt;</text:span></text:p>
      <text:p text:style-name="P44"><text:s text:c="9"/><text:span text:style-name="T26">&lt;/name&gt;</text:span></text:p>
      <text:p text:style-name="P44"><text:s text:c="6"/><text:span text:style-name="T26">&lt;/filter&gt;</text:span></text:p>
      <text:p text:style-name="P44"><text:s text:c="3"/><text:span text:style-name="T26">&lt;/request&gt;</text:span></text:p>
      <text:p text:style-name="P44"><text:s text:c="3"/><text:span text:style-name="T26">&lt;source_srv&gt;</text:span>localhost<text:span text:style-name="T26">&lt;/source_srv&gt;</text:span></text:p>
      <text:p text:style-name="P44"><text:s text:c="3"/><text:span text:style-name="T26">&lt;source_db&gt;</text:span>enterprises<text:span text:style-name="T26">&lt;/source_db&gt;</text:span></text:p>
      <text:p text:style-name="P44"><text:s text:c="3"/><text:span text:style-name="T26">&lt;target_srv&gt;</text:span>localhost<text:span text:style-name="T26">&lt;/target_srv&gt;</text:span></text:p>
      <text:p text:style-name="P44"><text:s text:c="3"/><text:span text:style-name="T26">&lt;target_db&gt;</text:span>edb<text:span text:style-name="T26">&lt;/target_db&gt;</text:span></text:p>
      <text:p text:style-name="P44"><text:s text:c="3"/><text:span text:style-name="T26">&lt;user_name&gt;</text:span>root<text:span text:style-name="T26">&lt;/user_name&gt;</text:span></text:p>
      <text:p text:style-name="P44"><text:s text:c="3"/><text:span text:style-name="T26">&lt;user_group&gt;</text:span>root<text:span text:style-name="T26">&lt;/user_group&gt;</text:span></text:p>
      <text:p text:style-name="P44"><text:s text:c="3"/><text:span text:style-name="T26">&lt;user_gecos</text:span> <text:span text:style-name="T26">/&gt;</text:span></text:p>
      <text:p text:style-name="P44"><text:s text:c="3"/><text:span text:style-name="T26">&lt;user_maclabel&gt;</text:span>{0,0}<text:span text:style-name="T26">&lt;/user_maclabel&gt;</text:span></text:p>
      <text:p text:style-name="P52">&lt;/page&gt;</text:p>
      <text:p text:style-name="P27"><text:span text:style-name="T21">Далее для данного XML-документа выполняется процедура преобразования по шаблонам XSLT. В качестве таблицы стилей</text:span> для XSLT-трансформации<text:span text:style-name="T21"> используется файл xsl/test.xsl, если в запросе присутствует параметр debug(как в данном случае), иначе используется xsl/index.xsl. Это сделано для того, чтобы в случае ошибки в тестовом шаблоне иметь возможность использовать ресурс в обычном режиме и исправить шаблон через встроенный редактор. Отладку следует вести только с тестовой таблицой стилей. Убедившись, что тестовый шаблон работает правильно, можно использовать его код на ресурсе.</text:span></text:p>
      <text:p text:style-name="P28"><text:span text:style-name="T22">Алгоритм преобразования XSLT заключается в обходе узлов исходного XML-дерева и поиске подходящей для данного узла инструкции xsl:template, определяющей шаблон. Затем XSLT процессор </text:span>вычисляет содержимое найденного шаблона. <text:span text:style-name="T22">Происходит это следующим образом: н</text:span>е XSLT-элементы<text:span text:style-name="T22">(без префикса xsl)</text:span> и текстовые узлы, обнаруженные в <text:span text:style-name="T22">шаблоне</text:span>, копируются в результирующее дерево, <text:span text:style-name="T22">к</text:span>омментарии и управляющие инструкции игнорируются. Инструкция <text:span text:style-name="T22">xsl:apply-templates</text:span> при её обработке приводит к выборке и обработке нового набора узлов. </text:p>
      <text:p text:style-name="P35">Узлы идентифицируются с помощью выражения Xpath. Инструкция <text:span text:style-name="T22">xsl:copy-of позволяет вывести результат вычисления выражения Xpath, а xsl:value-of выводит текстовое представление результата. </text:span>XSLT расширяет библиотеку функций XPath и позволяет определять Xpath-переменные <text:span text:style-name="T23">через инструкции xsl:variable и xsl:param</text:span>. Эти переменные имеют разную область видимости в таблице стилей, в зависимости от того, где они были определены и их значения могут задаваться за пределами таблицы стилей<text:span text:style-name="T23">(для xsl:param)</text:span>. Значения переменных не могут быть изменены во время обработки.</text:p>
      <text:p text:style-name="P36"><text:soft-page-break/>Как видно из примера, параметры HTTP-запроса и прочие данные среды выполнения присутствуют в исходном XML-документе. Они также могут быть считаны как параметры шаблона (через xsl:param). Для иерархического параметра(напр. request/p) разделителем будет '.':</text:p>
      <text:p text:style-name="P36">&lt;xsl:param name="request.p" select="'default'"/&gt;</text:p>
      <text:p text:style-name="P37">Этот синтаксис позволяет указать значения по-умолчанию для параметров HTTP-запроса.</text:p>
      <text:p text:style-name="P19">Описание <text:span text:style-name="T19">процедуры преобразования данных при экспорте в ЦБД</text:span></text:p>
      <text:p text:style-name="P23">При вызове соответствующей функции в административной части ресурса происходит выбор всех записей всех таблиц(что соответствует запросу db://?all-data), после чего к результирующему XML-документу применяется <text:span text:style-name="T21">таблицы стилей</text:span> XSLT-трансформации<text:span text:style-name="T21"> </text:span>из<text:span text:style-name="T21"> файл</text:span>а<text:span text:style-name="T21"> xsl/</text:span>cbd<text:span text:style-name="T21">.xsl. </text:span>Результирующий XML-документ должен <text:span text:style-name="T12">соответств</text:span>овать<text:span text:style-name="T12"> формату загружаемых XML-файлов. </text:span>К его содержимому применяется процедура импорта аналогичная импорту данных в витрину данных, только данные загружаются в ЦБД. </text:p>
      <text:p text:style-name="P17">Добавленные протоколы и обработчики потоков</text:p>
      <text:p text:style-name="P29"><text:span text:style-name="T13">Для взаимодействия шаблонов с БД и вызова дополнительных функций реализованы </text:span><text:span text:style-name="T14">протоколы</text:span><text:span text:style-name="T13"> db:// и func:// </text:span><text:span text:style-name="T14">соответственно</text:span><text:span text:style-name="T13">. </text:span><text:span text:style-name="T14">В шаблонах они доступны через</text:span> вызов функци<text:span text:style-name="T12">и document() в Xpath выражениях. Формат XML-документа, возвращаемого обработчиком запросов db://</text:span><text:span text:style-name="T17">название_таблицы</text:span><text:span text:style-name="T12"> соответствует формату загружаемых XML-файлов, а именно:</text:span></text:p>
      <text:p text:style-name="P25"><text:span text:style-name="T12">&lt;data total="</text:span><text:span text:style-name="T17">количество_строк_</text:span><text:span text:style-name="T18">без_учёта_limit</text:span><text:span text:style-name="T12">"&gt;</text:span></text:p>
      <text:p text:style-name="P26"><text:tab/>&lt;<text:span text:style-name="T16">название_таблицы</text:span>&gt;</text:p>
      <text:p text:style-name="P26"><text:tab/><text:tab/>&lt;<text:span text:style-name="T16">название_столбца</text:span>&gt;<text:span text:style-name="T16">значение</text:span>&lt;/<text:span text:style-name="T16">название столбца</text:span>&gt;</text:p>
      <text:p text:style-name="P26"><text:tab/><text:tab/>...</text:p>
      <text:p text:style-name="P26"><text:tab/>&lt;<text:span text:style-name="T16">название_таблицы</text:span>&gt;</text:p>
      <text:p text:style-name="P26"><text:tab/>...</text:p>
      <text:p text:style-name="P26">&lt;/data&gt;</text:p>
      <text:p text:style-name="P25"><text:span text:style-name="T14">Примеры использования протоколов представлены в таблицах </text:span><text:span text:style-name="T15">1 и 2</text:span><text:span text:style-name="T14">.</text:span></text:p>
      <text:p text:style-name="P14"><text:span text:style-name="T1">Таблица </text:span><text:span text:style-name="T1"><text:sequence text:ref-name="refTable0" text:name="Table" text:formula="ooow:Table+1" style:num-format="1">1</text:sequence></text:span><text:span text:style-name="T1">. <text:s/></text:span><text:span text:style-name="T9">Примеры использования протокола db://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1">Пример</text:p>
            </table:table-cell>
            <table:table-cell table:style-name="Таблица4.B1" office:value-type="string">
              <text:p text:style-name="P1">Описание</text:p>
            </table:table-cell>
          </table:table-row>
        </table:table-header-rows>
        <table:table-row table:style-name="Таблица4.2">
          <table:table-cell table:style-name="Таблица4.A2" office:value-type="string">
            <text:p text:style-name="P3">db://</text:p>
          </table:table-cell>
          <table:table-cell table:style-name="Таблица4.B2" office:value-type="string">
            <text:p text:style-name="P4">Возвращает список таблиц в БД</text:p>
          </table:table-cell>
        </table:table-row>
        <table:table-row table:style-name="Таблица4.2">
          <table:table-cell table:style-name="Таблица4.A3" office:value-type="string">
            <text:p text:style-name="P3">db://table_name</text:p>
          </table:table-cell>
          <table:table-cell table:style-name="Таблица4.B3" office:value-type="string">
            <text:p text:style-name="P4">Возвращает записи из таблицы table_name</text:p>
          </table:table-cell>
        </table:table-row>
        <table:table-row table:style-name="Таблица4.2">
          <table:table-cell table:style-name="Таблица4.A4" office:value-type="string">
            <text:p text:style-name="P10">db://table_name?limit=10</text:p>
          </table:table-cell>
          <table:table-cell table:style-name="Таблица4.B4" office:value-type="string">
            <text:p text:style-name="P4">Возвращает 10 первых записей из table_name</text:p>
          </table:table-cell>
        </table:table-row>
        <table:table-row table:style-name="Таблица4.1">
          <table:table-cell table:style-name="Таблица4.A5" office:value-type="string">
            <text:p text:style-name="P10">db://table_name?limit=10&amp;s=2</text:p>
          </table:table-cell>
          <table:table-cell table:style-name="Таблица4.B5" office:value-type="string">
            <text:p text:style-name="P4">Возвращает 10 записей из table_name с пропуском первых 20 записей</text:p>
          </table:table-cell>
        </table:table-row>
        <table:table-row table:style-name="Таблица4.1">
          <table:table-cell table:style-name="Таблица4.A6" office:value-type="string">
            <text:p text:style-name="P10">db://table_name?search[]=name&amp;q=text</text:p>
          </table:table-cell>
          <table:table-cell table:style-name="Таблица4.B6" office:value-type="string">
            <text:p text:style-name="P4">Возвращает записи table_name, в которых строковое поле name содержит строку text</text:p>
          </table:table-cell>
        </table:table-row>
        <table:table-row table:style-name="Таблица4.1">
          <table:table-cell table:style-name="Таблица4.A7" office:value-type="string">
            <text:p text:style-name="P10">db://table_name?search[]=name&amp;search[]=shortname&amp;q=text</text:p>
          </table:table-cell>
          <table:table-cell table:style-name="Таблица4.B7" office:value-type="string">
            <text:p text:style-name="P4">Возвращает записи table_name, в которых строковое поле name или shortname содержит строку text</text:p>
          </table:table-cell>
        </table:table-row>
        <table:table-row table:style-name="Таблица4.1">
          <table:table-cell table:style-name="Таблица4.A8" office:value-type="string">
            <text:p text:style-name="P10">db://table_name?filter[column]=123</text:p>
          </table:table-cell>
          <table:table-cell table:style-name="Таблица4.B8" office:value-type="string">
            <text:p text:style-name="P4">Возвращает записи table_name, в которых числовое поле column равно 123</text:p>
          </table:table-cell>
        </table:table-row>
        <table:table-row table:style-name="Таблица4.1">
          <table:table-cell table:style-name="Таблица4.A9" office:value-type="string">
            <text:p text:style-name="P10">db://table_name?filter[column][]=123&amp;filter[column][]=456</text:p>
          </table:table-cell>
          <table:table-cell table:style-name="Таблица4.B9" office:value-type="string">
            <text:p text:style-name="P4">Возвращает записи table_name, в которых числовое поле column равно 123 или 456</text:p>
          </table:table-cell>
        </table:table-row>
        <table:table-row table:style-name="Таблица4.1">
          <table:table-cell table:style-name="Таблица4.A8" office:value-type="string">
            <text:p text:style-name="P10">db://table_name?merge=get</text:p>
          </table:table-cell>
          <table:table-cell table:style-name="Таблица4.B10" office:value-type="string">
            <text:p text:style-name="P4">Возвращает записи table_name, применяя соответствующие фильтры и прочие параметры из параметров HTTP запроса(GET)</text:p>
          </table:table-cell>
        </table:table-row>
        <table:table-row table:style-name="Таблица4.1">
          <table:table-cell table:style-name="Таблица4.A11" office:value-type="string">
            <text:p text:style-name="P10">db://table_name?describe</text:p>
          </table:table-cell>
          <table:table-cell table:style-name="Таблица4.B11" office:value-type="string">
            <text:p text:style-name="P3">Возвращает список столбцов таблицы table_name</text:p>
          </table:table-cell>
        </table:table-row>
        <table:table-row table:style-name="Таблица4.1">
          <table:table-cell table:style-name="Таблица4.A12" office:value-type="string">
            <text:p text:style-name="P10">db://table_name?maclabels</text:p>
          </table:table-cell>
          <table:table-cell table:style-name="Таблица4.B12" office:value-type="string">
            <text:p text:style-name="P7"><text:span text:style-name="T24">Возвращает записи table_name </text:span>с мандатными <text:soft-page-break/>метками на записи </text:p>
          </table:table-cell>
        </table:table-row>
        <table:table-row table:style-name="Таблица4.1">
          <table:table-cell table:style-name="Таблица4.A13" office:value-type="string">
            <text:p text:style-name="P7">db://?all-data</text:p>
          </table:table-cell>
          <table:table-cell table:style-name="Таблица4.B13" office:value-type="string">
            <text:p text:style-name="P7">Возвращает все записи всех таблиц</text:p>
          </table:table-cell>
        </table:table-row>
      </table:table>
      <text:p text:style-name="P15"><text:span text:style-name="T1">Таблица </text:span><text:span text:style-name="T1"><text:sequence text:ref-name="refTable1" text:name="Table" text:formula="ooow:Table+1" style:num-format="1">2</text:sequence></text:span><text:span text:style-name="T1">. <text:s/></text:span><text:span text:style-name="T9">Примеры использования протокола </text:span><text:span text:style-name="T10">func</text:span><text:span text:style-name="T9">://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Пример</text:p>
            </table:table-cell>
            <table:table-cell table:style-name="Таблица1.B1" office:value-type="string">
              <text:p text:style-name="P2">Описание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5"><text:span text:style-name="T25">func</text:span>://<text:span text:style-name="T25">escape?f=test.xsl</text:span></text:p>
          </table:table-cell>
          <table:table-cell table:style-name="Таблица1.B2" office:value-type="string">
            <text:p text:style-name="P8">Вернуть подготовленное к выводу в HTML содержимое файла шаблонов xsl/test.xsl</text:p>
          </table:table-cell>
        </table:table-row>
        <table:table-row table:style-name="Таблица1.2">
          <table:table-cell table:style-name="Таблица1.A3" office:value-type="string">
            <text:p text:style-name="P6"><text:span text:style-name="T25">func</text:span>://<text:span text:style-name="T27">mac_levels</text:span></text:p>
          </table:table-cell>
          <table:table-cell table:style-name="Таблица1.B3" office:value-type="string">
            <text:p text:style-name="P9">Вернуть список мандатных уровней</text:p>
          </table:table-cell>
        </table:table-row>
        <table:table-row table:style-name="Таблица1.2">
          <table:table-cell table:style-name="Таблица1.A4" office:value-type="string">
            <text:p text:style-name="P11"><text:span text:style-name="T27">func</text:span>://<text:span text:style-name="T27">mac_categories</text:span></text:p>
          </table:table-cell>
          <table:table-cell table:style-name="Таблица1.B4" office:value-type="string">
            <text:p text:style-name="P9">Вернуть список мандатных категорий</text:p>
          </table:table-cell>
        </table:table-row>
        <table:table-row table:style-name="Таблица1.1">
          <table:table-cell table:style-name="Таблица1.A5" office:value-type="string">
            <text:p text:style-name="P11"><text:span text:style-name="T27">func</text:span>://<text:span text:style-name="T27">list_xsl</text:span></text:p>
          </table:table-cell>
          <table:table-cell table:style-name="Таблица1.B5" office:value-type="string">
            <text:p text:style-name="P9">Вернуть список файлов в каталоге xsl</text:p>
          </table:table-cell>
        </table:table-row>
        <table:table-row table:style-name="Таблица1.1">
          <table:table-cell table:style-name="Таблица1.A6" office:value-type="string">
            <text:p text:style-name="P12">func://list_data?d=abc</text:p>
          </table:table-cell>
          <table:table-cell table:style-name="Таблица1.B6" office:value-type="string">
            <text:p text:style-name="P9">Вернуть список файлов в каталоге data/abc</text:p>
          </table:table-cell>
        </table:table-row>
        <table:table-row table:style-name="Таблица1.1">
          <table:table-cell table:style-name="Таблица1.A7" office:value-type="string">
            <text:p text:style-name="P12">func://list_data</text:p>
          </table:table-cell>
          <table:table-cell table:style-name="Таблица1.B7" office:value-type="string">
            <text:p text:style-name="P9">Вернуть список файлов в каталоге data</text:p>
          </table:table-cell>
        </table:table-row>
      </table:table>
      <text:p text:style-name="P13"><text:span text:style-name="T8">С</text:span><text:span text:style-name="T7">ледует помнить, при использовании подобных запросов с параметрами в XML-документах следует использовать закодированные через urlencode версии запросов и заменять амперсанд на &amp;amp;</text:span></text:p>
      <text:p text:style-name="P20"><text:span text:style-name="T12">П</text:span>римеры использования XSLT</text:p>
      <text:p text:style-name="P22">Ниже рассматриваются примеры использования XSLT для таблицы table_name с текстовым столбцом name и числовым столбцом id. <text:span text:style-name="T27">Общая часть для примеров:</text:span></text:p>
      <text:p text:style-name="P38"><text:span text:style-name="T26">&lt;?xml</text:span> version="1.0" encoding="UTF-8"<text:span text:style-name="T26">?&gt;</text:span></text:p>
      <text:p text:style-name="P44"><text:span text:style-name="T26">&lt;</text:span><text:span text:style-name="T28">xsl:stylesheet</text:span><text:span text:style-name="T29"> version=</text:span><text:span text:style-name="T30">"1.0"</text:span><text:span text:style-name="T29"> xmlns:xsl=</text:span><text:span text:style-name="T30">"http://www.w3.org/1999/XSL/Transform"</text:span><text:span text:style-name="T26">&gt;</text:span></text:p>
      <text:p text:style-name="P44"><text:s text:c="4"/><text:span text:style-name="T26">&lt;</text:span><text:span text:style-name="T28">xsl:output</text:span><text:span text:style-name="T29"> method=</text:span><text:span text:style-name="T30">"xml"</text:span><text:span text:style-name="T29"> encoding=</text:span><text:span text:style-name="T30">"UTF-8"</text:span><text:span text:style-name="T29"> doctype-system=</text:span><text:span text:style-name="T30">"http://www.w3.org/TR/xhtml1/DTD/xhtml1-transitional.dtd"</text:span><text:span text:style-name="T29"> doctype-public=</text:span><text:span text:style-name="T30">"-//W3C//DTD XHTML 1.0 Transitional//EN"</text:span><text:span text:style-name="T29"> </text:span><text:span text:style-name="T26">/&gt;</text:span></text:p>
      <text:p text:style-name="P44"><text:s text:c="4"/><text:span text:style-name="T26">&lt;</text:span><text:span text:style-name="T28">xsl:param</text:span><text:span text:style-name="T29"> name=</text:span><text:span text:style-name="T30">"base_url"</text:span><text:span text:style-name="T29"> select=</text:span><text:span text:style-name="T31">"</text:span><text:span text:style-name="T30">'http://localhost/'</text:span><text:span text:style-name="T31">"</text:span><text:span text:style-name="T26">/&gt;</text:span></text:p>
      <text:p text:style-name="P44"><text:s text:c="4"/><text:span text:style-name="T26">&lt;</text:span><text:span text:style-name="T28">xsl:param</text:span><text:span text:style-name="T29"> name=</text:span><text:span text:style-name="T30">"request.s"</text:span><text:span text:style-name="T29"> select=</text:span><text:span text:style-name="T31">"0"</text:span><text:span text:style-name="T26">/&gt;</text:span></text:p>
      <text:p text:style-name="P44"><text:s text:c="4"/><text:span text:style-name="T26">&lt;</text:span><text:span text:style-name="T28">xsl:template</text:span><text:span text:style-name="T29"> match=</text:span><text:span text:style-name="T31">"/page"</text:span><text:span text:style-name="T26">&gt;</text:span> </text:p>
      <text:p text:style-name="P44"><text:s text:c="8"/><text:span text:style-name="T26">&lt;html&gt;</text:span></text:p>
      <text:p text:style-name="P44"><text:s text:c="12"/><text:span text:style-name="T26">&lt;head&gt;</text:span> </text:p>
      <text:p text:style-name="P44"><text:s text:c="16"/><text:span text:style-name="T26">&lt;link</text:span><text:span text:style-name="T29"> href</text:span>=<text:span text:style-name="T30">"</text:span><text:span text:style-name="T31">{</text:span><text:span text:style-name="T32">$base_url</text:span><text:span text:style-name="T31">}</text:span><text:span text:style-name="T30">css/bootstrap.min.css"</text:span><text:span text:style-name="T29"> rel</text:span>=<text:span text:style-name="T30">"stylesheet"</text:span><text:span text:style-name="T29"> media</text:span>=<text:span text:style-name="T30">"screen"</text:span><text:span text:style-name="T26">/&gt;</text:span></text:p>
      <text:p text:style-name="P44"><text:s text:c="16"/><text:span text:style-name="T26">&lt;link</text:span><text:span text:style-name="T29"> href</text:span>=<text:span text:style-name="T30">"</text:span><text:span text:style-name="T31">{</text:span><text:span text:style-name="T32">$base_url</text:span><text:span text:style-name="T31">}</text:span><text:span text:style-name="T30">css/select2.css"</text:span><text:span text:style-name="T29"> rel</text:span>=<text:span text:style-name="T30">"stylesheet"</text:span><text:span text:style-name="T29"> media</text:span>=<text:span text:style-name="T30">"screen"</text:span><text:span text:style-name="T26">/&gt;</text:span></text:p>
      <text:p text:style-name="P44"><text:s text:c="16"/><text:span text:style-name="T26">&lt;link</text:span><text:span text:style-name="T29"> href</text:span>=<text:span text:style-name="T30">"</text:span><text:span text:style-name="T31">{</text:span><text:span text:style-name="T32">$base_url</text:span><text:span text:style-name="T31">}</text:span><text:span text:style-name="T30">css/select2-bootstrap.css"</text:span><text:span text:style-name="T29"> rel</text:span>=<text:span text:style-name="T30">"stylesheet"</text:span><text:span text:style-name="T29"> media</text:span>=<text:span text:style-name="T30">"screen"</text:span><text:span text:style-name="T26">/&gt;</text:span></text:p>
      <text:p text:style-name="P44"><text:s text:c="16"/><text:span text:style-name="T26">&lt;script</text:span><text:span text:style-name="T29"> src</text:span>=<text:span text:style-name="T30">"</text:span><text:span text:style-name="T31">{</text:span><text:span text:style-name="T32">$base_url</text:span><text:span text:style-name="T31">}</text:span><text:span text:style-name="T30">js/jquery.min.js"</text:span><text:span text:style-name="T26">&gt;&lt;/script&gt;</text:span></text:p>
      <text:p text:style-name="P44"><text:s text:c="16"/><text:span text:style-name="T26">&lt;script</text:span><text:span text:style-name="T29"> src</text:span>=<text:span text:style-name="T30">"</text:span><text:span text:style-name="T31">{</text:span><text:span text:style-name="T32">$base_url</text:span><text:span text:style-name="T31">}</text:span><text:span text:style-name="T30">js/bootstrap.min.js"</text:span><text:span text:style-name="T26">&gt;&lt;/script&gt;</text:span></text:p>
      <text:p text:style-name="P44"><text:s text:c="16"/><text:span text:style-name="T26">&lt;script</text:span><text:span text:style-name="T29"> src</text:span>=<text:span text:style-name="T30">"</text:span><text:span text:style-name="T31">{</text:span><text:span text:style-name="T32">$base_url</text:span><text:span text:style-name="T31">}</text:span><text:span text:style-name="T30">js/select2.min.js"</text:span><text:span text:style-name="T26">&gt;&lt;/script&gt;</text:span></text:p>
      <text:p text:style-name="P44"><text:s text:c="16"/><text:span text:style-name="T26">&lt;script</text:span><text:span text:style-name="T29"> src</text:span>=<text:span text:style-name="T30">"</text:span><text:span text:style-name="T31">{</text:span><text:span text:style-name="T32">$base_url</text:span><text:span text:style-name="T31">}</text:span><text:span text:style-name="T30">js/select2_locale_ru.js"</text:span><text:span text:style-name="T26">&gt;&lt;/script&gt;</text:span></text:p>
      <text:p text:style-name="P44"><text:s text:c="12"/><text:span text:style-name="T26">&lt;/head&gt;</text:span> </text:p>
      <text:p text:style-name="P44"><text:s text:c="12"/><text:span text:style-name="T26">&lt;body&gt;</text:span></text:p>
      <text:p text:style-name="P44"><text:s text:c="18"/><text:span text:style-name="T26">&lt;</text:span><text:span text:style-name="T28">xsl:apply-templates</text:span><text:span text:style-name="T29"> select=</text:span><text:span text:style-name="T31">"request"</text:span><text:span text:style-name="T26">/&gt;</text:span></text:p>
      <text:p text:style-name="P44"><text:s text:c="12"/><text:span text:style-name="T26">&lt;/body&gt;</text:span></text:p>
      <text:p text:style-name="P44"><text:s text:c="8"/><text:span text:style-name="T26">&lt;/html&gt;</text:span> </text:p>
      <text:p text:style-name="P44"><text:s text:c="4"/><text:span text:style-name="T26">&lt;/</text:span><text:span text:style-name="T28">xsl:template</text:span><text:span text:style-name="T26">&gt;</text:span></text:p>
      <text:p text:style-name="P39"><text:s text:c="4"/><text:span text:style-name="T26">&lt;</text:span><text:span text:style-name="T28">xsl:template</text:span><text:span text:style-name="T29"> match=</text:span><text:span text:style-name="T31">"table_name"</text:span><text:span text:style-name="T26">&gt;</text:span> </text:p>
      <text:p text:style-name="P46"><text:s text:c="6"/><text:span text:style-name="T26">&lt;li&gt;&lt;</text:span><text:span text:style-name="T28">xsl:value-of</text:span><text:span text:style-name="T29"> select=</text:span><text:span text:style-name="T31">"</text:span><text:span text:style-name="T33">name</text:span><text:span text:style-name="T31">"</text:span><text:span text:style-name="T26">/&gt;&lt;/li&gt;</text:span></text:p>
      <text:p text:style-name="P46"><text:s text:c="4"/><text:span text:style-name="T26">&lt;/</text:span><text:span text:style-name="T28">xsl:template</text:span><text:span text:style-name="T26">&gt;</text:span></text:p>
      <text:p text:style-name="P43"><text:span text:style-name="T26">&lt;/</text:span><text:span text:style-name="T28">xsl:stylesheet</text:span><text:span text:style-name="T26">&gt;</text:span></text:p>
      <text:p text:style-name="P30">Пример вывода содержимого таблицы в неупорядоченном списке</text:p>
      <text:p text:style-name="P44"><text:s text:c="4"/><text:span text:style-name="T26">&lt;</text:span><text:span text:style-name="T28">xsl:template</text:span><text:span text:style-name="T29"> match=</text:span><text:span text:style-name="T31">"request"</text:span><text:span text:style-name="T26">&gt;</text:span></text:p>
      <text:p text:style-name="P44"><text:s text:c="6"/><text:span text:style-name="T26">&lt;ul&gt;</text:span></text:p>
      <text:p text:style-name="P44"><text:s text:c="8"/><text:span text:style-name="T26">&lt;</text:span><text:span text:style-name="T28">xsl:apply-templates</text:span><text:span text:style-name="T29"> select=</text:span><text:span text:style-name="T31">"</text:span><text:span text:style-name="T33">document</text:span><text:span text:style-name="T31">(</text:span><text:span text:style-name="T30">'db://table_name'</text:span><text:span text:style-name="T31">)//table_name"</text:span><text:span text:style-name="T26">/&gt;</text:span></text:p>
      <text:p text:style-name="P44"><text:s text:c="6"/><text:span text:style-name="T26">&lt;/ul&gt;</text:span></text:p>
      <text:p text:style-name="P42"><text:s text:c="4"/><text:span text:style-name="T26">&lt;/</text:span><text:span text:style-name="T28">xsl:template</text:span><text:span text:style-name="T26">&gt;</text:span></text:p>
      <text:p text:style-name="P31">Пример <text:span text:style-name="T34">постраничного</text:span> вывода содержимого таблицы</text:p>
      <text:p text:style-name="P45"><text:s text:c="4"/><text:span text:style-name="T26">&lt;</text:span><text:span text:style-name="T28">xsl:template</text:span><text:span text:style-name="T29"> match=</text:span><text:span text:style-name="T31">"request"</text:span><text:span text:style-name="T26">&gt;</text:span></text:p>
      <text:p text:style-name="P44"><text:soft-page-break/><text:s text:c="6"/><text:span text:style-name="T26">&lt;</text:span><text:span text:style-name="T28">xsl:variable</text:span><text:span text:style-name="T29"> name=</text:span><text:span text:style-name="T30">"query"</text:span><text:span text:style-name="T29"> select=</text:span><text:span text:style-name="T31">"</text:span><text:span text:style-name="T33">document</text:span><text:span text:style-name="T31">(</text:span><text:span text:style-name="T30">'db://table_name?limit=20</text:span><text:span text:style-name="T35">&amp;amp;</text:span><text:span text:style-name="T30">merge=get'</text:span><text:span text:style-name="T31">)"</text:span><text:span text:style-name="T26">/&gt;</text:span></text:p>
      <text:p text:style-name="P44"><text:s text:c="6"/><text:span text:style-name="T26">&lt;</text:span><text:span text:style-name="T28">xsl:variable</text:span><text:span text:style-name="T29"> name=</text:span><text:span text:style-name="T30">"max"</text:span><text:span text:style-name="T29"> select=</text:span><text:span text:style-name="T31">"</text:span><text:span text:style-name="T32">$query</text:span><text:span text:style-name="T31">/</text:span><text:span text:style-name="T33">data</text:span><text:span text:style-name="T31">/</text:span><text:span text:style-name="T32">@total</text:span><text:span text:style-name="T31"> div 20 - 1"</text:span><text:span text:style-name="T26">/&gt;</text:span></text:p>
      <text:p text:style-name="P44"><text:s text:c="6"/><text:span text:style-name="T26">&lt;ul&gt;</text:span></text:p>
      <text:p text:style-name="P44"><text:s text:c="8"/><text:span text:style-name="T26">&lt;</text:span><text:span text:style-name="T28">xsl:apply-templates</text:span><text:span text:style-name="T29"> select=</text:span><text:span text:style-name="T31">"</text:span><text:span text:style-name="T32">$query</text:span><text:span text:style-name="T31">//table_name"</text:span><text:span text:style-name="T26">/&gt;</text:span></text:p>
      <text:p text:style-name="P44"><text:s text:c="6"/><text:span text:style-name="T26">&lt;/ul&gt;</text:span></text:p>
      <text:p text:style-name="P44"><text:s text:c="6"/><text:span text:style-name="T26">&lt;ul</text:span><text:span text:style-name="T29"> class</text:span>=<text:span text:style-name="T30">"pager"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2">$max</text:span><text:span text:style-name="T31"> </text:span><text:span text:style-name="T35">&amp;gt;</text:span><text:span text:style-name="T31"> 0"</text:span><text:span text:style-name="T26">&gt;</text:span></text:p>
      <text:p text:style-name="P44"><text:s text:c="10"/><text:span text:style-name="T26">&lt;li&gt;</text:span></text:p>
      <text:p text:style-name="P44"><text:s text:c="12"/><text:span text:style-name="T26">&lt;span&gt;</text:span>Страница <text:span text:style-name="T26">&lt;</text:span><text:span text:style-name="T28">xsl:value-of</text:span><text:span text:style-name="T29"> select=</text:span><text:span text:style-name="T31">"</text:span><text:span text:style-name="T32">$request.s</text:span><text:span text:style-name="T31"> + 1"</text:span><text:span text:style-name="T26">/&gt;</text:span> из <text:span text:style-name="T26">&lt;</text:span><text:span text:style-name="T28">xsl:value-of</text:span><text:span text:style-name="T29"> select=</text:span><text:span text:style-name="T31">"</text:span><text:span text:style-name="T33">floor</text:span><text:span text:style-name="T31">(</text:span><text:span text:style-name="T32">$max</text:span><text:span text:style-name="T31">) + 2"</text:span><text:span text:style-name="T26">/&gt;&lt;/span&gt;</text:span></text:p>
      <text:p text:style-name="P44"><text:s text:c="10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2">$request.s</text:span><text:span text:style-name="T31"> </text:span><text:span text:style-name="T35">&amp;gt;</text:span><text:span text:style-name="T31"> 0"</text:span><text:span text:style-name="T26">&gt;</text:span></text:p>
      <text:p text:style-name="P44"><text:s text:c="10"/><text:span text:style-name="T26">&lt;li</text:span><text:span text:style-name="T29"> class</text:span>=<text:span text:style-name="T30">"previous"</text:span><text:span text:style-name="T26">&gt;</text:span></text:p>
      <text:p text:style-name="P44"><text:s text:c="12"/><text:span text:style-name="T26">&lt;a</text:span><text:span text:style-name="T29"> href</text:span>=<text:span text:style-name="T30">"</text:span><text:span text:style-name="T31">{</text:span><text:span text:style-name="T32">$base_url</text:span><text:span text:style-name="T31">}</text:span><text:span text:style-name="T30">?s=</text:span><text:span text:style-name="T31">{-1+</text:span><text:span text:style-name="T32">$request.s</text:span><text:span text:style-name="T31">}</text:span><text:span text:style-name="T30">"</text:span><text:span text:style-name="T26">&gt;&lt;</text:span><text:span text:style-name="T28">xsl:text</text:span><text:span text:style-name="T29"> disable-output-escaping=</text:span><text:span text:style-name="T30">"yes"</text:span><text:span text:style-name="T26">&gt;</text:span>←<text:span text:style-name="T26">&lt;/</text:span><text:span text:style-name="T28">xsl:text</text:span><text:span text:style-name="T26">&gt;</text:span>Предыдущие<text:span text:style-name="T26">&lt;/a&gt;</text:span></text:p>
      <text:p text:style-name="P44"><text:s text:c="10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3">not</text:span><text:span text:style-name="T31">(</text:span><text:span text:style-name="T32">$request.s</text:span><text:span text:style-name="T31">) and </text:span><text:span text:style-name="T32">$max</text:span><text:span text:style-name="T31"> </text:span><text:span text:style-name="T35">&amp;gt;</text:span><text:span text:style-name="T31"> 0 or </text:span><text:span text:style-name="T32">$request.s</text:span><text:span text:style-name="T31"> </text:span><text:span text:style-name="T35">&amp;lt;</text:span><text:span text:style-name="T31"> </text:span><text:span text:style-name="T32">$max</text:span><text:span text:style-name="T31">"</text:span><text:span text:style-name="T26">&gt;</text:span></text:p>
      <text:p text:style-name="P44"><text:s text:c="8"/><text:span text:style-name="T26">&lt;li</text:span><text:span text:style-name="T29"> class</text:span>=<text:span text:style-name="T30">"next"</text:span><text:span text:style-name="T26">&gt;</text:span></text:p>
      <text:p text:style-name="P44"><text:s text:c="10"/><text:span text:style-name="T26">&lt;a</text:span><text:span text:style-name="T29"> href</text:span>=<text:span text:style-name="T30">"</text:span><text:span text:style-name="T31">{</text:span><text:span text:style-name="T32">$base_url</text:span><text:span text:style-name="T31">}</text:span><text:span text:style-name="T30">?s=</text:span><text:span text:style-name="T31">{1+</text:span><text:span text:style-name="T32">$request.s</text:span><text:span text:style-name="T31">}</text:span><text:span text:style-name="T30">"</text:span><text:span text:style-name="T26">&gt;</text:span>Следующие <text:span text:style-name="T26">&lt;</text:span><text:span text:style-name="T28">xsl:text</text:span><text:span text:style-name="T29"> disable-output-escaping=</text:span><text:span text:style-name="T30">"yes"</text:span><text:span text:style-name="T26">&gt;</text:span>→<text:span text:style-name="T26">&lt;/</text:span><text:span text:style-name="T28">xsl:text</text:span><text:span text:style-name="T26">&gt;&lt;/button&gt;&lt;/a&gt;</text:span></text:p>
      <text:p text:style-name="P44"><text:s text:c="8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6"/><text:span text:style-name="T26">&lt;/ul&gt;</text:span></text:p>
      <text:p text:style-name="P42"><text:s text:c="4"/><text:span text:style-name="T26">&lt;/</text:span><text:span text:style-name="T28">xsl:template</text:span><text:span text:style-name="T26">&gt;</text:span></text:p>
      <text:p text:style-name="P31">Пример <text:span text:style-name="T34">постраничного</text:span> вывода с <text:span text:style-name="T36">поиском по полю name</text:span></text:p>
      <text:p text:style-name="P33">Тут вместо ссылок используются кнопки на форме чтобы параметры поиска не сбрасывались. <text:s/>Ссылки можно использовать, явно передавая в них параметр запроса.</text:p>
      <text:p text:style-name="P40"><text:s text:c="4"/><text:span text:style-name="T26">&lt;</text:span><text:span text:style-name="T28">xsl:template</text:span><text:span text:style-name="T29"> match=</text:span><text:span text:style-name="T31">"request"</text:span><text:span text:style-name="T26">&gt;</text:span></text:p>
      <text:p text:style-name="P44"><text:s text:c="5"/><text:span text:style-name="T26">&lt;form</text:span><text:span text:style-name="T29"> method</text:span>=<text:span text:style-name="T30">"get"</text:span><text:span text:style-name="T29"> action</text:span>=<text:span text:style-name="T30">"</text:span><text:span text:style-name="T31">{</text:span><text:span text:style-name="T32">$base_url</text:span><text:span text:style-name="T31">}</text:span><text:span text:style-name="T30">"</text:span><text:span text:style-name="T26">&gt;</text:span></text:p>
      <text:p text:style-name="P44"><text:s text:c="6"/><text:span text:style-name="T26">&lt;</text:span><text:span text:style-name="T28">xsl:variable</text:span><text:span text:style-name="T29"> name=</text:span><text:span text:style-name="T30">"query"</text:span><text:span text:style-name="T29"> select=</text:span><text:span text:style-name="T31">"</text:span><text:span text:style-name="T33">document</text:span><text:span text:style-name="T31">(</text:span><text:span text:style-name="T30">'db://table_name?limit=20</text:span><text:span text:style-name="T35">&amp;amp;</text:span><text:span text:style-name="T30">search%5B%5D=name</text:span><text:span text:style-name="T35">&amp;amp;</text:span><text:span text:style-name="T30">merge=get'</text:span><text:span text:style-name="T31">)"</text:span><text:span text:style-name="T26">/&gt;</text:span></text:p>
      <text:p text:style-name="P44"><text:s text:c="6"/><text:span text:style-name="T26">&lt;</text:span><text:span text:style-name="T28">xsl:variable</text:span><text:span text:style-name="T29"> name=</text:span><text:span text:style-name="T30">"max"</text:span><text:span text:style-name="T29"> select=</text:span><text:span text:style-name="T31">"</text:span><text:span text:style-name="T32">$query</text:span><text:span text:style-name="T31">/</text:span><text:span text:style-name="T33">data</text:span><text:span text:style-name="T31">/</text:span><text:span text:style-name="T32">@total</text:span><text:span text:style-name="T31"> div 20 - 1"</text:span><text:span text:style-name="T26">/&gt;</text:span></text:p>
      <text:p text:style-name="P44"><text:s text:c="6"/><text:span text:style-name="T26">&lt;span</text:span><text:span text:style-name="T29"> class</text:span>=<text:span text:style-name="T30">"input-prepend input-append form-search"</text:span><text:span text:style-name="T26">&gt;</text:span></text:p>
      <text:p text:style-name="P44"><text:s text:c="8"/><text:span text:style-name="T26">&lt;span</text:span><text:span text:style-name="T29"> class</text:span>=<text:span text:style-name="T30">"add-on"</text:span><text:span text:style-name="T29"> style</text:span>=<text:span text:style-name="T30">"background:white;"</text:span><text:span text:style-name="T26">&gt;&lt;i</text:span><text:span text:style-name="T29"> class</text:span>=<text:span text:style-name="T30">"icon-search"</text:span><text:span text:style-name="T29"> style</text:span>=<text:span text:style-name="T30">"margin-top: 3px;"</text:span><text:span text:style-name="T26">&gt;&lt;/i&gt;&lt;/span&gt;</text:span></text:p>
      <text:p text:style-name="P44"><text:s text:c="8"/><text:span text:style-name="T26">&lt;input</text:span><text:span text:style-name="T29"> class</text:span>=<text:span text:style-name="T30">"span8 search-query"</text:span><text:span text:style-name="T29"> name</text:span>=<text:span text:style-name="T30">"q"</text:span><text:span text:style-name="T29"> id</text:span>=<text:span text:style-name="T30">"searchInput"</text:span><text:span text:style-name="T29"> type</text:span>=<text:span text:style-name="T30">"text"</text:span><text:span text:style-name="T29"> placeholder</text:span>=<text:span text:style-name="T30">"Поиск"</text:span><text:span text:style-name="T29"> value</text:span>=<text:span text:style-name="T30">"</text:span><text:span text:style-name="T31">{q}</text:span><text:span text:style-name="T30">"</text:span><text:span text:style-name="T26">/&gt;</text:span></text:p>
      <text:p text:style-name="P44"><text:s text:c="8"/><text:span text:style-name="T26">&lt;button</text:span><text:span text:style-name="T29"> class</text:span>=<text:span text:style-name="T30">"btn"</text:span><text:span text:style-name="T29"> type</text:span>=<text:span text:style-name="T30">"submit"</text:span><text:span text:style-name="T29"> name</text:span>=<text:span text:style-name="T30">"s"</text:span><text:span text:style-name="T29"> value</text:span>=<text:span text:style-name="T30">"0"</text:span><text:span text:style-name="T26">&gt;</text:span>Найти<text:span text:style-name="T26">&lt;/button&gt;</text:span></text:p>
      <text:p text:style-name="P44"><text:s text:c="6"/><text:span text:style-name="T26">&lt;/span&gt;</text:span></text:p>
      <text:p text:style-name="P44"><text:s text:c="6"/><text:span text:style-name="T26">&lt;ul&gt;</text:span></text:p>
      <text:p text:style-name="P44"><text:s text:c="8"/><text:span text:style-name="T26">&lt;</text:span><text:span text:style-name="T28">xsl:apply-templates</text:span><text:span text:style-name="T29"> select=</text:span><text:span text:style-name="T31">"</text:span><text:span text:style-name="T32">$query</text:span><text:span text:style-name="T31">//table_name"</text:span><text:span text:style-name="T26">/&gt;</text:span></text:p>
      <text:p text:style-name="P44"><text:s text:c="6"/><text:span text:style-name="T26">&lt;/ul&gt;</text:span></text:p>
      <text:p text:style-name="P44"><text:s text:c="6"/><text:span text:style-name="T26">&lt;ul</text:span><text:span text:style-name="T29"> class</text:span>=<text:span text:style-name="T30">"pager"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2">$max</text:span><text:span text:style-name="T31"> </text:span><text:span text:style-name="T35">&amp;gt;</text:span><text:span text:style-name="T31"> 0"</text:span><text:span text:style-name="T26">&gt;</text:span></text:p>
      <text:p text:style-name="P44"><text:s text:c="10"/><text:span text:style-name="T26">&lt;li&gt;</text:span></text:p>
      <text:p text:style-name="P44"><text:s text:c="12"/><text:span text:style-name="T26">&lt;span&gt;</text:span>Страница <text:span text:style-name="T26">&lt;</text:span><text:span text:style-name="T28">xsl:value-of</text:span><text:span text:style-name="T29"> select=</text:span><text:span text:style-name="T31">"</text:span><text:span text:style-name="T32">$request.s</text:span><text:span text:style-name="T31"> + 1"</text:span><text:span text:style-name="T26">/&gt;</text:span> из <text:span text:style-name="T26">&lt;</text:span><text:span text:style-name="T28">xsl:value-of</text:span><text:span text:style-name="T29"> select=</text:span><text:span text:style-name="T31">"</text:span><text:span text:style-name="T33">floor</text:span><text:span text:style-name="T31">(</text:span><text:span text:style-name="T32">$max</text:span><text:span text:style-name="T31">) + 2"</text:span><text:span text:style-name="T26">/&gt;&lt;/span&gt;</text:span></text:p>
      <text:p text:style-name="P44"><text:s text:c="10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2">$request.s</text:span><text:span text:style-name="T31"> </text:span><text:span text:style-name="T35">&amp;gt;</text:span><text:span text:style-name="T31"> 0"</text:span><text:span text:style-name="T26">&gt;</text:span></text:p>
      <text:p text:style-name="P44"><text:s text:c="10"/><text:span text:style-name="T26">&lt;li</text:span><text:span text:style-name="T29"> class</text:span>=<text:span text:style-name="T30">"previous"</text:span><text:span text:style-name="T26">&gt;</text:span></text:p>
      <text:p text:style-name="P44"><text:s text:c="12"/><text:span text:style-name="T26">&lt;span&gt;&lt;button</text:span><text:span text:style-name="T29"> type</text:span>=<text:span text:style-name="T30">"submit"</text:span><text:span text:style-name="T29"> name</text:span>=<text:span text:style-name="T30">"s"</text:span><text:span text:style-name="T29"> value</text:span>=<text:span text:style-name="T30">"</text:span><text:span text:style-name="T31">{-1+</text:span><text:span text:style-name="T32">$request.s</text:span><text:span text:style-name="T31">}</text:span><text:span text:style-name="T30">"</text:span><text:span text:style-name="T26">&gt;&lt;</text:span><text:span text:style-name="T28">xsl:text</text:span><text:span text:style-name="T29"> disable-output-escaping=</text:span><text:span text:style-name="T30">"yes"</text:span><text:span text:style-name="T26">&gt;</text:span>←<text:span text:style-name="T26">&lt;/</text:span><text:span text:style-name="T28">xsl:text</text:span><text:span text:style-name="T26">&gt;</text:span>Предыдущие<text:span text:style-name="T26">&lt;/span&gt;</text:span></text:p>
      <text:p text:style-name="P44"><text:s text:c="10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8"/><text:span text:style-name="T26">&lt;</text:span><text:span text:style-name="T28">xsl:if</text:span><text:span text:style-name="T29"> test=</text:span><text:span text:style-name="T31">"</text:span><text:span text:style-name="T33">not</text:span><text:span text:style-name="T31">(</text:span><text:span text:style-name="T32">$request.s</text:span><text:span text:style-name="T31">) and </text:span><text:span text:style-name="T32">$max</text:span><text:span text:style-name="T31"> </text:span><text:span text:style-name="T35">&amp;gt;</text:span><text:span text:style-name="T31"> 0 or </text:span><text:span text:style-name="T32">$request.s</text:span><text:span text:style-name="T31"> </text:span><text:span text:style-name="T35">&amp;lt;</text:span><text:span text:style-name="T31"> </text:span><text:span text:style-name="T32">$max</text:span><text:span text:style-name="T31">"</text:span><text:span text:style-name="T26">&gt;</text:span></text:p>
      <text:p text:style-name="P44"><text:s text:c="8"/><text:span text:style-name="T26">&lt;li</text:span><text:span text:style-name="T29"> class</text:span>=<text:span text:style-name="T30">"next"</text:span><text:span text:style-name="T26">&gt;</text:span></text:p>
      <text:p text:style-name="P44"><text:s text:c="10"/><text:span text:style-name="T26">&lt;span&gt;&lt;button</text:span><text:span text:style-name="T29"> type</text:span>=<text:span text:style-name="T30">"submit"</text:span><text:span text:style-name="T29"> name</text:span>=<text:span text:style-name="T30">"s"</text:span><text:span text:style-name="T29"> value</text:span>=<text:span text:style-name="T30">"</text:span><text:span text:style-name="T31">{1+</text:span><text:span text:style-name="T32">$request.s</text:span><text:span text:style-name="T31">}</text:span><text:span text:style-name="T30">"</text:span><text:span text:style-name="T26">&gt;</text:span>Следующие <text:soft-page-break/><text:span text:style-name="T26">&lt;</text:span><text:span text:style-name="T28">xsl:text</text:span><text:span text:style-name="T29"> disable-output-escaping=</text:span><text:span text:style-name="T30">"yes"</text:span><text:span text:style-name="T26">&gt;</text:span>→<text:span text:style-name="T26">&lt;/</text:span><text:span text:style-name="T28">xsl:text</text:span><text:span text:style-name="T26">&gt;&lt;/button&gt;&lt;/span&gt;</text:span></text:p>
      <text:p text:style-name="P44"><text:s text:c="8"/><text:span text:style-name="T26">&lt;/li&gt;</text:span></text:p>
      <text:p text:style-name="P44"><text:s text:c="8"/><text:span text:style-name="T26">&lt;/</text:span><text:span text:style-name="T28">xsl:if</text:span><text:span text:style-name="T26">&gt;</text:span></text:p>
      <text:p text:style-name="P44"><text:s text:c="6"/><text:span text:style-name="T26">&lt;/ul&gt;</text:span></text:p>
      <text:p text:style-name="P44"><text:s text:c="5"/><text:span text:style-name="T26">&lt;/form&gt;</text:span></text:p>
      <text:p text:style-name="P42"><text:s text:c="4"/><text:span text:style-name="T26">&lt;/</text:span><text:span text:style-name="T28">xsl:template</text:span><text:span text:style-name="T26">&gt;</text:span></text:p>
      <text:p text:style-name="P32">Пример с фильтром по полю id с множественным выбором на select2</text:p>
      <text:p text:style-name="P40"><text:s text:c="4"/><text:span text:style-name="T26">&lt;</text:span><text:span text:style-name="T28">xsl:template</text:span><text:span text:style-name="T29"> match=</text:span><text:span text:style-name="T31">"request"</text:span><text:span text:style-name="T26">&gt;</text:span></text:p>
      <text:p text:style-name="P44"><text:s text:c="5"/><text:span text:style-name="T26">&lt;form</text:span><text:span text:style-name="T29"> <text:s/>method</text:span>=<text:span text:style-name="T30">"get"</text:span><text:span text:style-name="T29"> action</text:span>=<text:span text:style-name="T30">"</text:span><text:span text:style-name="T31">{</text:span><text:span text:style-name="T32">$base_url</text:span><text:span text:style-name="T31">}</text:span><text:span text:style-name="T30">"</text:span><text:span text:style-name="T26">&gt;</text:span></text:p>
      <text:p text:style-name="P44"><text:s text:c="6"/><text:span text:style-name="T26">&lt;select</text:span><text:span text:style-name="T29"> multiple</text:span>=<text:span text:style-name="T30">""</text:span><text:span text:style-name="T29"> name</text:span>=<text:span text:style-name="T30">"filter[id][]"</text:span><text:span text:style-name="T29"> id</text:span>=<text:span text:style-name="T30">"filter_id"</text:span><text:span text:style-name="T29"> class</text:span>=<text:span text:style-name="T30">"populate select2-offscreen span2"</text:span><text:span text:style-name="T29"> style</text:span>=<text:span text:style-name="T30">"width:200px"</text:span><text:span text:style-name="T29"> tabindex</text:span>=<text:span text:style-name="T30">"-1"</text:span><text:span text:style-name="T26">&gt;</text:span></text:p>
      <text:p text:style-name="P44"><text:s text:c="8"/><text:span text:style-name="T26">&lt;option</text:span><text:span text:style-name="T29"> value</text:span>=<text:span text:style-name="T30">"1"</text:span><text:span text:style-name="T26">&gt;</text:span>1<text:span text:style-name="T26">&lt;/option&gt;</text:span></text:p>
      <text:p text:style-name="P44"><text:s text:c="8"/><text:span text:style-name="T26">&lt;option</text:span><text:span text:style-name="T29"> value</text:span>=<text:span text:style-name="T30">"2"</text:span><text:span text:style-name="T26">&gt;</text:span>2<text:span text:style-name="T26">&lt;/option&gt;</text:span> <text:s text:c="7"/></text:p>
      <text:p text:style-name="P44"><text:s text:c="6"/><text:span text:style-name="T26">&lt;/select&gt;</text:span></text:p>
      <text:p text:style-name="P44"><text:s text:c="6"/><text:span text:style-name="T26">&lt;button</text:span><text:span text:style-name="T29"> type</text:span>=<text:span text:style-name="T30">"submit"</text:span><text:span text:style-name="T29"> name</text:span>=<text:span text:style-name="T30">"s"</text:span><text:span text:style-name="T29"> value</text:span>=<text:span text:style-name="T30">"0"</text:span><text:span text:style-name="T29"> class</text:span>=<text:span text:style-name="T30">"btn"</text:span><text:span text:style-name="T29"> style</text:span>=<text:span text:style-name="T30">"margin-left:10px"</text:span><text:span text:style-name="T26">&gt;</text:span>Фильтр<text:span text:style-name="T26">&lt;/button&gt;</text:span></text:p>
      <text:p text:style-name="P44"><text:s text:c="6"/><text:span text:style-name="T26">&lt;ul&gt;</text:span></text:p>
      <text:p text:style-name="P44"><text:s text:c="8"/><text:span text:style-name="T26">&lt;</text:span><text:span text:style-name="T28">xsl:apply-templates</text:span><text:span text:style-name="T29"> select=</text:span><text:span text:style-name="T31">"</text:span><text:span text:style-name="T33">document</text:span><text:span text:style-name="T31">(</text:span><text:span text:style-name="T30">'db://table_name?merge=get'</text:span><text:span text:style-name="T31">)//table_name"</text:span><text:span text:style-name="T26">/&gt;</text:span></text:p>
      <text:p text:style-name="P44"><text:s text:c="6"/><text:span text:style-name="T26">&lt;/ul&gt;</text:span></text:p>
      <text:p text:style-name="P44"><text:s text:c="6"/><text:span text:style-name="T26">&lt;script&gt;</text:span></text:p>
      <text:p text:style-name="P44"><text:s text:c="8"/>$(document).ready(function() { </text:p>
      <text:p text:style-name="P44"><text:s text:c="12"/>$("#filter_id").select2({placeholder: "<text:span text:style-name="T37">Выбор </text:span>Id"});</text:p>
      <text:p text:style-name="P44"><text:s text:c="8"/>});</text:p>
      <text:p text:style-name="P44"><text:s text:c="6"/><text:span text:style-name="T26">&lt;/script&gt;</text:span></text:p>
      <text:p text:style-name="P44"><text:s text:c="5"/><text:span text:style-name="T26">&lt;/form&gt;</text:span></text:p>
      <text:p text:style-name="P42"><text:s text:c="4"/><text:span text:style-name="T26">&lt;/</text:span><text:span text:style-name="T28">xsl:template</text:span><text:span text:style-name="T26">&gt;</text:span></text:p>
      <text:p text:style-name="P33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1cm" style:auto-text-indent="false"/>
    </style:style>
    <style:style style:name="No_20_Spacing" style:display-name="No Spacing" style:family="paragraph">
      <style:paragraph-properties fo:margin-left="0cm" fo:margin-right="0cm" fo:line-height="150%" fo:text-align="justify" style:justify-single-word="false" fo:orphans="2" fo:widows="2" fo:text-indent="1cm" style:auto-text-indent="false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style:font-weight-complex="bold"/>
    </style:style>
    <style:style style:name="Table" style:family="paragraph" style:parent-style-name="Standard" style:class="extra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8z0" style:family="text">
      <style:text-properties fo:color="#000000"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33:31.575707576</meta:creation-date>
    <dc:date>2015-11-04T07:41:10.525537772</dc:date>
    <meta:editing-duration>PT4H3M49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5" meta:paragraph-count="199" meta:word-count="978" meta:character-count="11241" meta:non-whitespace-character-count="9505"/>
  </office:meta>
</office:document-meta>
</file>